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47" calcext:value-type="float">
            <text:p>147</text:p>
          </table:table-cell>
          <table:table-cell table:style-name="ce7" table:formula="of:=COUNTIF([.B7:.B199];&quot;X&quot;)" office:value-type="float" office:value="123" calcext:value-type="float">
            <text:p>123</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0" calcext:value-type="float">
            <text:p>20</text:p>
          </table:table-cell>
          <table:table-cell table:style-name="ce25" table:formula="of:=SUM([.B2:.F2])" office:value-type="float" office:value="165" calcext:value-type="float">
            <text:p>16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4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08">00/00/0000</text:date>, <text:time style:data-style-name="N2" text:time-value="20:05:35.74251455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5-08T20:06:14.396966475</dc:date>
    <meta:editing-duration>PT9H33M26S</meta:editing-duration>
    <meta:editing-cycles>170</meta:editing-cycles>
    <meta:document-statistic meta:table-count="1" meta:cell-count="863" meta:object-count="0"/>
  </office:meta>
</office:document-meta>
</file>